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90000001904C2CB330BD0EE51C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officeooo:rsid="001df3db" officeooo:paragraph-rsid="001df3db"/>
    </style:style>
    <style:style style:name="P4" style:family="paragraph" style:parent-style-name="Heading_20_3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216fdf" officeooo:paragraph-rsid="00216fdf"/>
    </style:style>
    <style:style style:name="P6" style:family="paragraph" style:parent-style-name="Standard">
      <style:paragraph-properties fo:text-align="start" style:justify-single-word="false"/>
      <style:text-properties fo:font-weight="bold" officeooo:rsid="00216fdf" officeooo:paragraph-rsid="00216fdf" style:font-weight-asian="bold" style:font-weight-complex="bold"/>
    </style:style>
    <style:style style:name="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3" style:family="text">
      <style:text-properties fo:color="#158466" style:font-name="DejaVu Sans" fo:font-style="normal" style:text-underline-style="none" fo:font-weight="bold" officeooo:rsid="00216fdf" style:font-style-asian="normal" style:font-weight-asian="bold" style:font-style-complex="normal" style:font-weight-complex="bold"/>
    </style:style>
    <style:style style:name="T4" style:family="text">
      <style:text-properties style:font-name="DejaVu Sans"/>
    </style:style>
    <style:style style:name="T5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P4" text:outline-level="3">bloco 9</text:h>
      <text:h text:style-name="P4" text:outline-level="3">dia 2 - JavaScript Assíncrono - Fetch API e async/await</text:h>
      <text:p text:style-name="P5"/>
      <text:p text:style-name="P5"/>
      <text:p text:style-name="P6">O que vamos aprender?</text:p>
      <text:p text:style-name="P6"/>
      <text:p text:style-name="P5">Callbacks são utilizadas em toda parte no JavaScript . A depender da complexidade do que você quer fazer, no entanto, as callbacks podem, muito rápido, ficar confusas e pouco legíveis. Para tornar o código mais compreensível, você estudará na aula de hoje JavaScript assíncrono . E, com esse assincronismo , você fará uma pequena página web que colhe dados de um serviço de terceiro utilizando a API dele.</text:p>
      <text:p text:style-name="P5"/>
      <text:p text:style-name="P5"/>
      <text:p text:style-name="P5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3" style:family="text">
      <style:text-properties fo:color="#158466" style:font-name="DejaVu Sans" fo:font-style="normal" style:text-underline-style="none" fo:font-weight="bold" officeooo:rsid="00216fdf" style:font-style-asian="normal" style:font-weight-asian="bold" style:font-style-complex="normal" style:font-weight-complex="bold"/>
    </style:style>
    <style:style style:name="MT4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5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0"><draw:image xlink:href="Pictures/1000000000000190000001904C2CB330BD0EE51C.jpg" xlink:type="simple" xlink:show="embed" xlink:actuate="onLoad" loext:mime-type="image/jpeg"/></draw:frame><text:s text:c="51"/><text:span text:style-name="MT1"><text:s/></text:span><text:span text:style-name="MT2">Caderno Trybe: </text:span><text:span text:style-name="MT3">9.2</text:span><text:span text:style-name="MT4"> <text:s text:c="6"/></text:span><text:span text:style-name="MT5"><text:s text:c="19"/>Data: </text:span><text:span text:style-name="MT5"><text:date style:data-style-name="N37" text:date-value="2021-08-30T11:47:20.064490190" text:fixed="true">30/08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10-18T11:34:48.702442365</dc:date>
    <meta:editing-duration>PT31M14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1" meta:paragraph-count="5" meta:word-count="89" meta:character-count="598" meta:non-whitespace-character-count="437"/>
  </office:meta>
</office:document-meta>
</file>